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 style:list-style-name="L5">
      <style:text-properties fo:language="cs" fo:country="CZ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Heading_20_1">
      <style:text-properties fo:language="cs" fo:country="CZ"/>
    </style:style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2">
      <style:text-properties fo:language="cs" fo:country="CZ"/>
    </style:style>
    <style:style style:name="P6" style:family="paragraph" style:parent-style-name="Text_20_body" style:list-style-name="L3">
      <style:text-properties fo:language="cs" fo:country="CZ"/>
    </style:style>
    <style:style style:name="P7" style:family="paragraph" style:parent-style-name="Text_20_body" style:list-style-name="L4">
      <style:text-properties fo:language="cs" fo:country="CZ"/>
    </style:style>
    <style:style style:name="P8" style:family="paragraph" style:parent-style-name="Text_20_body" style:list-style-name="L5">
      <style:text-properties fo:language="cs" fo:country="CZ"/>
    </style:style>
    <style:style style:name="P9" style:family="paragraph" style:parent-style-name="Text_20_body" style:list-style-name="L6">
      <style:text-properties fo:language="cs" fo:country="CZ"/>
    </style:style>
    <style:style style:name="P10" style:family="paragraph" style:parent-style-name="Text_20_body" style:list-style-name="L7">
      <style:text-properties fo:language="cs" fo:country="CZ"/>
    </style:style>
    <style:style style:name="P11" style:family="paragraph" style:parent-style-name="Text_20_body" style:list-style-name="L8">
      <style:text-properties fo:language="cs" fo:country="CZ"/>
    </style:style>
    <style:style style:name="P12" style:family="paragraph" style:parent-style-name="Text_20_body" style:list-style-name="L9">
      <style:text-properties fo:language="cs" fo:country="CZ"/>
    </style:style>
    <style:style style:name="P13" style:family="paragraph" style:parent-style-name="Text_20_body" style:list-style-name="L10">
      <style:text-properties fo:language="cs" fo:country="CZ"/>
    </style:style>
    <style:style style:name="P14" style:family="paragraph" style:parent-style-name="Text_20_body" style:list-style-name="L11">
      <style:text-properties fo:language="cs" fo:country="CZ"/>
    </style:style>
    <style:style style:name="P15" style:family="paragraph" style:parent-style-name="Text_20_body" style:list-style-name="L12">
      <style:text-properties fo:language="cs" fo:country="CZ"/>
    </style:style>
    <style:style style:name="P16" style:family="paragraph" style:parent-style-name="Text_20_body" style:list-style-name="L13">
      <style:text-properties fo:language="cs" fo:country="CZ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4">
      <style:text-properties fo:language="en" fo:country="US"/>
    </style:style>
    <style:style style:name="P20" style:family="paragraph" style:parent-style-name="Text_20_body" style:list-style-name="L11"/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2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DO</text:h>
      <text:list xml:id="list1164861506802537464" text:style-name="L1">
        <text:list-item>
          <text:p text:style-name="P4">projdi si: GeoSPARQL a podporující RDF Stores (že bych nemusel skladovat data o geometrii útvarů v PostgreSQL, ale pžímo ve Virtuosu)</text:p>
        </text:list-item>
        <text:list-item>
          <text:p text:style-name="P4">DataLift: konvertor dat různých formátů na Linked Data (např. GML a SHP)</text:p>
        </text:list-item>
        <text:list-item>
          <text:p text:style-name="P4">UML:</text:p>
          <text:list>
            <text:list-item>
              <text:p text:style-name="P4">nástroje na generování RDFS z UML</text:p>
            </text:list-item>
            <text:list-item>
              <text:p text:style-name="P4">XMI, tagged values a jejich uložení v XMI a možnost extrakce pomocí XSLT</text:p>
            </text:list-item>
            <text:list-item>
              <text:p text:style-name="P4">Enterprise Architect: podpora a práce s tagged values</text:p>
            </text:list-item>
          </text:list>
        </text:list-item>
      </text:list>
      <text:h text:style-name="P3" text:outline-level="1">Přehled práce</text:h>
      <text:list xml:id="list4457001193276194884" text:style-name="L2">
        <text:list-item>
          <text:p text:style-name="P5">přehled práce:</text:p>
          <text:list>
            <text:list-item>
              <text:p text:style-name="P5">co je uděláno a jak:</text:p>
              <text:list>
                <text:list-item>
                  <text:p text:style-name="P5">přečti a opoznámkuj práci</text:p>
                  <text:list>
                    <text:list-item>
                      <text:p text:style-name="P5">nedostatky</text:p>
                    </text:list-item>
                    <text:list-item>
                      <text:p text:style-name="P5">nedodělky</text:p>
                    </text:list-item>
                    <text:list-item>
                      <text:p text:style-name="P5">návrhy na zlepšení</text:p>
                    </text:list-item>
                    <text:list-item>
                      <text:p text:style-name="P5">návrhy ke struktuře práce</text:p>
                    </text:list-item>
                  </text:list>
                </text:list-item>
                <text:list-item>
                  <text:p text:style-name="P5">shrň, co je a co není uděláno (nejlépe obrázkem, abych měl celou práci před očima a mohl o ní snadněji napsat text)</text:p>
                </text:list-item>
              </text:list>
            </text:list-item>
            <text:list-item>
              <text:p text:style-name="P5">cíle:</text:p>
              <text:list>
                <text:list-item>
                  <text:p text:style-name="P5">logicky zkonsolidovat práci a vytvořit si globální přehled o ní: pomocí obrázků a poznámek a diagramů</text:p>
                </text:list-item>
                <text:list-item>
                  <text:p text:style-name="P5">fyzicky práci konsolidovat a vytvořit si o ní globální přehled: shromáždit veškeré materiály (vyprodukované nebo vstupní) na jedno místo a nějak je roztřídit: nejlépe do jednoho adresáře, který je buď celý, nebo po částech, verzován</text:p>
                </text:list-item>
              </text:list>
            </text:list-item>
          </text:list>
        </text:list-item>
      </text:list>
      <text:h text:style-name="P3" text:outline-level="1">Poznámky k práci</text:h>
      <text:list xml:id="list4065345632986874755" text:style-name="L3">
        <text:list-item>
          <text:p text:style-name="P6">zbytečně podrobná:</text:p>
          <text:list>
            <text:list-item>
              <text:p text:style-name="P6">např.</text:p>
              <text:list>
                <text:list-item>
                  <text:p text:style-name="P6">popis existujících prací</text:p>
                </text:list-item>
                <text:list-item>
                  <text:p text:style-name="P6">popis zdrojů dat o kriminalitě</text:p>
                </text:list-item>
                <text:list-item>
                  <text:p text:style-name="P6">technická dokumentace (Aplikace): přesunout do příloh</text:p>
                </text:list-item>
                <text:list-item>
                  <text:p text:style-name="P6">příliš mnoho křížových odkazů (ne vždy je nutné se odkazovat na kapitoly a jejich podkapitoly, občas stačí jen prostým názvem)</text:p>
                </text:list-item>
              </text:list>
            </text:list-item>
          </text:list>
        </text:list-item>
        <text:list-item>
          <text:p text:style-name="P6">nedostatečně podrobná:</text:p>
          <text:list>
            <text:list-item>
              <text:p text:style-name="P17"><text:span text:style-name="T1">ontologie (pěkně shora dolů se zvyšující se úrovní detailu, na začátku kapitoly vymezení a nejlépe diagramy o tom, o čem je kapitola </text:span><text:span text:style-name="T2">=&gt; ab</text:span><text:span text:style-name="T1">y se relativní laik mohl rozhodnout, </text:span><text:soft-page-break/><text:span text:style-name="T1">jestli chce číst kapitolu hlouběji, nebo mu stačí její přehled)</text:span></text:p>
            </text:list-item>
          </text:list>
        </text:list-item>
        <text:list-item>
          <text:p text:style-name="P6">přílohy:</text:p>
          <text:list>
            <text:list-item>
              <text:p text:style-name="P6">Aplikace: programátorská dokumentace, uživatelská dokumentace (nebo linky na web?), deployment (stažení, instalace, konfigurace, update), testování (uživatelské, programátorské)</text:p>
            </text:list-item>
            <text:list-item>
              <text:p text:style-name="P6">Ontologie: index tříd, properties a číselníků (co dát na web?): viz práce o datasetu publikací UK (napoví, jak podrobně dokumentovat ontologii; TODO naplánovat termín návštěvy knihovny)</text:p>
            </text:list-item>
            <text:list-item>
              <text:p text:style-name="P6">Extrakce dat:</text:p>
              <text:list>
                <text:list-item>
                  <text:p text:style-name="P17"><text:span text:style-name="T1">podrobné popisy extrakce: vývojáky?, názvy použitých extrakčních skriptů (nutno </text:span><text:span text:style-name="T1">přiložit)</text:span></text:p>
                </text:list-item>
                <text:list-item>
                  <text:p text:style-name="P6">ukázky mapping file (extrakce verzovaných trestných činů a útvarů) a extrakčních skriptů (doplňování verzování pro obce a útvary)</text:p>
                </text:list-item>
              </text:list>
            </text:list-item>
            <text:list-item>
              <text:p text:style-name="P6">Zdrojová data:</text:p>
              <text:list>
                <text:list-item>
                  <text:p text:style-name="P6">ukázky policejních sestav a dat obcí, ČSÚ atd.</text:p>
                </text:list-item>
                <text:list-item>
                  <text:p text:style-name="P6">ukázky dat RÚIAN</text:p>
                </text:list-item>
                <text:list-item>
                  <text:p text:style-name="P6">ukázky shapefile</text:p>
                </text:list-item>
                <text:list-item>
                  <text:p text:style-name="P6">ESSK: ukázky dokumentů číselníků (lze online), tabulky se strukturou tabulek databáze ESSK</text:p>
                </text:list-item>
              </text:list>
            </text:list-item>
            <text:list-item>
              <text:p text:style-name="P6">Podrobné výsledky rešerše zdrojů dat</text:p>
            </text:list-item>
          </text:list>
        </text:list-item>
        <text:list-item>
          <text:p text:style-name="P6">slovník pojmů:</text:p>
          <text:list>
            <text:list-item>
              <text:p text:style-name="P6">např. ESSK, FTČ, FZP, TSK, ukončení pachatele</text:p>
            </text:list-item>
          </text:list>
        </text:list-item>
      </text:list>
      <text:h text:style-name="P2" text:outline-level="2">Osnova práce</text:h>
      <text:list xml:id="list3798380297453538859" text:style-name="L4">
        <text:list-item>
          <text:p text:style-name="P7">Abstrakt: (stručně a dobře napsané shrnutí, co práce řeší a s jakými výsledky)</text:p>
        </text:list-item>
        <text:list-item>
          <text:p text:style-name="P7">Úvod (význam dat o trestné činnosti, poskytovatelé, problémy)</text:p>
          <text:list>
            <text:list-item>
              <text:p text:style-name="P7">kontext práce:</text:p>
              <text:list>
                <text:list-item>
                  <text:p text:style-name="P7">trestná činnost jako společenský ukazatel, sledování trestné činnosti může být nástrojem sociální a ekonomické politiky</text:p>
                </text:list-item>
                <text:list-item>
                  <text:p text:style-name="P7">data a jejich publikovatelé (PČR, ČSÚ, obce)</text:p>
                </text:list-item>
              </text:list>
            </text:list-item>
            <text:list-item>
              <text:p text:style-name="P7">nastolení problémů: nedostatky publikovaných dat, způsobů publikace</text:p>
            </text:list-item>
            <text:list-item>
              <text:p text:style-name="P7">vymezení cílů práce jako možného řešení problémů: veřejný RDF dataset, demo - aplikace</text:p>
            </text:list-item>
            <text:list-item>
              <text:p text:style-name="P7">cílové publikum (dataset, aplikace)</text:p>
            </text:list-item>
            <text:list-item>
              <text:p text:style-name="P7">přehled práce</text:p>
            </text:list-item>
          </text:list>
        </text:list-item>
        <text:list-item>
          <text:p text:style-name="P7">Technologie a software (sémantický web, geospatial)</text:p>
          <text:list>
            <text:list-item>
              <text:p text:style-name="P7">co? (technologie sémantického webu, prostorová data)</text:p>
            </text:list-item>
            <text:list-item>
              <text:p text:style-name="P7">využití v práci</text:p>
            </text:list-item>
          </text:list>
        </text:list-item>
        <text:list-item>
          <text:p text:style-name="P7"><text:soft-page-break/>Požadavky (vize, seznam požadavků)</text:p>
          <text:list>
            <text:list-item>
              <text:p text:style-name="P7">vize: neformální povídání o tom, čeho přesně chci dosáhnout a jaké by to mělo mít vlastnosti; dalo by se nahradit seznamem požadavků</text:p>
            </text:list-item>
            <text:list-item>
              <text:p text:style-name="P7">specifikace požadavků: detailně a strukturovaně rozpracované cíle práce (pouze požadavky na dataset, na aplikaci později v příslušné podkapitole)</text:p>
            </text:list-item>
          </text:list>
        </text:list-item>
        <text:list-item>
          <text:p text:style-name="P7">Existující práce (datasety)</text:p>
          <text:list>
            <text:list-item>
              <text:p text:style-name="P7">existující RDF datasety o kriminalitě (u nás asi ne, něco je v Británii): co za data obsahuje? jak velký časový úsek pokrývá? jak jsou podrobná? jak jsou úplná? jsou veřejně dostupná? jak moc jsou aktuální a jak často aktualizovaná? jak jsou přesná? (chybová?), special features (geo-lokalizovaná, fotky pachatelů nebo míst trestného činu atd.), na které datasety jsou propojeny</text:p>
            </text:list-item>
            <text:list-item>
              <text:p text:style-name="P7">zhodnocení datasetů (přínosy, nedostatky)</text:p>
            </text:list-item>
          </text:list>
        </text:list-item>
        <text:list-item>
          <text:p text:style-name="P7">Zdroje kriminálních dat</text:p>
          <text:list>
            <text:list-item>
              <text:p text:style-name="P7">přehled existujících zdrojů dat:</text:p>
              <text:list>
                <text:list-item>
                  <text:p text:style-name="P7">zdroje dat a jejich vztahy: PČR jako primární má data interně v ESSK, z něho dělá standardní statistické sestavy pro veřejnost (a nestandardní neveřejné na vyžádání: uvést odkaz na ukázku na datovém nosiči?), ČSÚ na základě veřejných sestav ve statistických ročenkách a Veřejné databázi zveřejňuje statistiky o kriminalitě, obce a města (samosprávné celky) na základě údajů od místních oddělení PČR zveřejňují data (typicky na webu)</text:p>
                </text:list-item>
                <text:list-item>
                  <text:p text:style-name="P7">závěr: žádná srovnávací tabulka; ideálně zpracovat všechny; vybrán bude ale pouze ESSK (pracnost zpracovat ostatní data, ESSK sám o sobě je dost pracný)</text:p>
                </text:list-item>
              </text:list>
            </text:list-item>
            <text:list-item>
              <text:p text:style-name="P7">popis ESSK:</text:p>
              <text:list>
                <text:list-item>
                  <text:p text:style-name="P7">obecně o ESSK: co to je, k čemu slouží, co obsahuje, kdo jej spravuje, možnosti přístupu veřejnosti k datům (na požádání exporty z DB a sestavy nad ESSK)</text:p>
                </text:list-item>
                <text:list-item>
                  <text:p text:style-name="P18"><text:span text:style-name="T1">co jsme získali: kdo mi to předal a jak mohu s daty nakládat; obsah (stručný popis); </text:span><text:span text:style-name="T2">form</text:span><text:span text:style-name="T1">át (MDB) a struktura (popsat sloupce tabulek i s příklady </text:span><text:span text:style-name="T2">vyplnění); popis</text:span><text:span text:style-name="T1"> datových typů sloupců a mapování na položky formuláře do příloh; </text:span><text:span text:style-name="T2">popis obsahu: v</text:span><text:span text:style-name="T1">ýznam záznamů v tabulkách a mapování na instance formuláře</text:span></text:p>
                </text:list-item>
                <text:list-item>
                  <text:p text:style-name="P18"><text:span text:style-name="T1">problémy:</text:span></text:p>
                  <text:list>
                    <text:list-item>
                      <text:p text:style-name="P18"><text:span text:style-name="T1">záznam pro jeden tr. čin ve více rocích =&gt; verzování</text:span></text:p>
                    </text:list-item>
                    <text:list-item>
                      <text:p text:style-name="P18"><text:span text:style-name="T1">chybovost dat: vyplnění kódů okresů, kde pachatel bydlel, když byl ukončen; pořadová čísla v identifikátoru formuláře (občas nesmyslné hodnoty); odkazy na neexistující útvary</text:span><text:span text:style-name="T2">; </text:span><text:span text:style-name="T1">párování trestných činů a pachatelů (nespárovatelné záznamy, chybné počty a pořadí pachatelů); převod číselníků z HTML</text:span></text:p>
                    </text:list-item>
                    <text:list-item>
                      <text:p text:style-name="P18"><text:span text:style-name="T1">jak se s nimi vypořádat?</text:span></text:p>
                    </text:list-item>
                  </text:list>
                </text:list-item>
                <text:list-item>
                  <text:p text:style-name="P18"><text:span text:style-name="T1">CONTINUE</text:span></text:p>
                </text:list-item>
              </text:list>
            </text:list-item>
          </text:list>
        </text:list-item>
        <text:list-item>
          <text:p text:style-name="P7">Geolokalizace dat:</text:p>
          <text:list>
            <text:list-item>
              <text:p text:style-name="P19">motivace: geolokalizace trestných činů (jako v ostatních datasetech, např. Street level crimes: připomeň, jaký způsob geolokalizace poskytují)</text:p>
            </text:list-item>
            <text:list-item>
              <text:p text:style-name="P7">možnosti geolokalizace dat z ESSK: <text:span text:style-name="T2">útvar spáchání, zpracování, místo pobytu v době ukončení: útvar odpovídá zhruba obci nebo části obce nebo města; je dostupný </text:span><text:span text:style-name="T2">shapefile; </text:span><text:soft-page-break/><text:span text:style-name="T2">geolokalizace na útvary ale není moc použitelná pro prezentaci (málo lidí zná hranice útvarů) =&gt; propojení útvarů na RÚIAN (obce); pro RÚIAN existuje RDF dataset, útvary do RDF převedu sám</text:span></text:p>
            </text:list-item>
            <text:list-item>
              <text:p text:style-name="P7"><text:span text:style-name="T2">popis </text:span>obsahu a struktury shapefile</text:p>
            </text:list-item>
            <text:list-item>
              <text:p text:style-name="P7">snadné propojení dat ESSK na záznamy shapefile přes kód útvaru; shapefile možno převést do RDF (i s geoprostorovými atributy: viz Virtuoso geospatial extensions) a data pak nalinkovat na RÚIAN (viz dále)</text:p>
            </text:list-item>
          </text:list>
        </text:list-item>
        <text:list-item>
          <text:p text:style-name="P7">Propojení datasetu na externí data:</text:p>
          <text:list>
            <text:list-item>
              <text:p text:style-name="P7">vytipování vhodných míst: (viz předchozí podkapitola), právní kvalifikace (dataset zákonů)</text:p>
            </text:list-item>
            <text:list-item>
              <text:p text:style-name="P7">místo narození pachatele: možnost párovat na dataset RÚIAN podle názvu, ale data jsou chybová, tak na to seru, <text:span text:style-name="T2">nav</text:span>íc je to moc pracné</text:p>
            </text:list-item>
            <text:list-item>
              <text:p text:style-name="P7">stát spáchání, státní příslušnost pachatele: mapování přes anglický název státu na Dbpedia</text:p>
            </text:list-item>
          </text:list>
        </text:list-item>
        <text:list-item>
          <text:p text:style-name="P7">Datový model<office:annotation><dc:creator>Tomáš Beňák</dc:creator><dc:date>2015-12-06T21:42:55.48</dc:date><text:p text:style-name="P21"><text:span text:style-name="T3">Postupně uvádět (UML) diagramy s různými částmi RDF modelu. Diagramy komentovat, popisovat užité prvky ontologie a uvádět příklady použití. Tabulky s popisy tříd, atributů, číselníků atd. nevádět ani do příloh.</text:span></text:p></office:annotation></text:p>
          <text:list>
            <text:list-item>
              <text:p text:style-name="P7">ontologie:</text:p>
              <text:list>
                <text:list-item>
                  <text:p text:style-name="P7">diagramy: vhodný top-level diagram</text:p>
                </text:list-item>
                <text:list-item>
                  <text:p text:style-name="P7">popis třídy a atributů: účel, příklady, URI konvence</text:p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ontologie:</text:p>
                  <text:list>
                    <text:list-item>
                      <text:p text:style-name="P7">možnosti modelování RDF: RDFS vs OWL (vhodnost použití RDFS místo OWL viz článek od Chrise Bizera Úvod do Linked Data)</text:p>
                    </text:list-item>
                    <text:list-item>
                      <text:p text:style-name="P7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7">modelování číselníků a klasifikací: SKOS</text:p>
                        </text:list-item>
                        <text:list-item>
                          <text:p text:style-name="P7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7">organizace částí ontologie: třídy, properties (pro zákony, útvary, státy), číselníky (definice, koncepty, linkování, sémantika)</text:p>
                    </text:list-item>
                    <text:list-item>
                      <text:p text:style-name="P7">extrakce dat číselníků: z HTML ručně do CSV, odsud Java utilitou (proč ne awk?) do RDF</text:p>
                    </text:list-item>
                  </text:list>
                </text:list-item>
                <text:list-item>
                  <text:p text:style-name="P7">datový model:</text:p>
                  <text:list>
                    <text:list-item>
                      <text:p text:style-name="P7">popsat, jak byla použita navržená ontologie i další ontologie pro návrh datového modelu</text:p>
                    </text:list-item>
                    <text:list-item>
                      <text:p text:style-name="P7">použité ontologie: např. metainformace o datasetech (VOID, DC Terms), datové typy (XSD)</text:p>
                    </text:list-item>
                    <text:list-item>
                      <text:p text:style-name="P7">model je v UML, RDFS se generuje</text:p>
                      <text:list>
                        <text:list-item>
                          <text:p text:style-name="P7">přínosy:</text:p>
                          <text:list>
                            <text:list-item>
                              <text:p text:style-name="P7">udržování dokumentace (v UML) v souladu s RDF modelem</text:p>
                            </text:list-item>
                            <text:list-item>
                              <text:p text:style-name="P7"><text:soft-page-break/>možnost generování mapping file pro extrakci z DB pomocí tagged values na elementech UML modelu (později při extrakci a aktualizaci dat)</text:p>
                            </text:list-item>
                          </text:list>
                        </text:list-item>
                        <text:list-item>
                          <text:p text:style-name="P7">nedostatky: některé konstrukty RDF v UML nejsou: (subproperties, nutno manuálně)</text:p>
                        </text:list-item>
                        <text:list-item>
                          <text:p text:style-name="P7">možnosti modelování v UML: jeden model modeluje entity, jejich atributy a vztahy, druhý modeluje RDF classes, properties a jejich vztahy (lze např. v EA)</text:p>
                        </text:list-item>
                        <text:list-item>
                          <text:p text:style-name="P7">nástroje: EA pro modelování, <text:span text:style-name="T2">uml2rdf </text:span>pro převod do R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Extrakce a aktualizace dat:</text:p>
          <text:list>
            <text:list-item>
              <text:p text:style-name="P7">co vše se extrahuje a aktualizuje: kriminální data, geoprostorová data útvarů, geoprostorová data obcí, RDF linky (zákony, státy)</text:p>
            </text:list-item>
            <text:list-item>
              <text:p text:style-name="P7">proces extrakce:</text:p>
              <text:list>
                <text:list-item>
                  <text:p text:style-name="P7">popsat pomocí diagramů (nebo pseudo<text:span text:style-name="T2">-</text:span>kódu): diagramy mohou obsahovat názvy používaných programových jednotek (aplikací, utilit, skriptů), takže je pak nemusí obsahovat komentář</text:p>
                </text:list-item>
                <text:list-item>
                  <text:p text:style-name="P19">vstupní (MDB, GML, shapefile) a cílové formáty (ideálně pouze RDF bez pomocné PostgreSQL DB)</text:p>
                </text:list-item>
                <text:list-item>
                  <text:p text:style-name="P7"><text:span text:style-name="T2">text pou</text:span>ze jako komentář k diagramu</text:p>
                </text:list-item>
                <text:list-item>
                  <text:p text:style-name="P7">příklady popisu procesu práce s daty: Matej Snoha</text:p>
                </text:list-item>
                <text:list-item>
                  <text:p text:style-name="P7">konkrétně:</text:p>
                  <text:list>
                    <text:list-item>
                      <text:p text:style-name="P7">RÚIAN:</text:p>
                      <text:list>
                        <text:list-item>
                          <text:p text:style-name="P7">zjednodušit: neprovádět shlukování (lze transformovat každý OB_<text:span text:style-name="T2">UKSH soubor</text:span>) a třídění podle typu územní jednotky (stejně mě zajímají jen obce):</text:p>
                          <text:list>
                            <text:list-item>
                              <text:p text:style-name="P7">stažení požadovaných VFR souborů, extrakce do XML, transformace pomocí XSLT do RDF (nasazení se řeší v kapitole o uložení dat), aktualizace verzovacích informací (to je ale možné až po nasazení da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útvary:</text:p>
                      <text:list>
                        <text:list-item>
                          <text:p text:style-name="P7">lze ze SHP rovnou do RDF?</text:p>
                        </text:list-item>
                        <text:list-item>
                          <text:p text:style-name="P7">standardně: ze SHP konvertovat (nejlépe command-line utilitou) do GML a toto pomocí XSLT na RDF, aktualizace verzovacích informací (to je ale možné až po nasazení dat)</text:p>
                        </text:list-item>
                        <text:list-item>
                          <text:p text:style-name="P7">mapování mezi atributy útvarů v SHP a RDF atributy</text:p>
                        </text:list-item>
                      </text:list>
                    </text:list-item>
                    <text:list-item>
                      <text:p text:style-name="P7">ESSK:</text:p>
                      <text:list>
                        <text:list-item>
                          <text:p text:style-name="P7">popsat vstupní formát</text:p>
                        </text:list-item>
                        <text:list-item>
                          <text:p text:style-name="P7">mapování ze vstupního formátu na RDF atributy =&gt; mapping file pro D2RQ</text:p>
                        </text:list-item>
                        <text:list-item>
                          <text:p text:style-name="P7">konverze a založení instance (např. PostgreSQL): nastavit možnost přístupu k databázi pro uživatele, který provádí import</text:p>
                        </text:list-item>
                        <text:list-item>
                          <text:p text:style-name="P7">proces extrakce: (ke každému kroku extrakce napsat, který skript nebo utilita řeší a co přesně dělá; <text:span text:style-name="T2">je mo</text:span>žné každý krok popsat samostatným diagramem)</text:p>
                          <text:list>
                            <text:list-item>
                              <text:p text:style-name="P7"><text:soft-page-break/>normalizace databáze (schéma: doplnění sloupců, vyplnění defaultními hodnotami)</text:p>
                            </text:list-item>
                            <text:list-item>
                              <text:p text:style-name="P7">příprava na extrakci (úprava schematu s cílem co nejvíce zjednodušit extrakci dat: např. přidání pomocných předpočítávaných sloupců, normalizace i denormalizace schematu atd.):</text:p>
                              <text:list>
                                <text:list-item>
                                  <text:p text:style-name="P7">např. výpočet objasněnosti trestných činů: v SQL místo ve SPARQL</text:p>
                                </text:list-item>
                              </text:list>
                            </text:list-item>
                            <text:list-item>
                              <text:p text:style-name="P7">extrakce dat: pomocí D2RQ do RDF</text:p>
                            </text:list-item>
                            <text:list-item>
                              <text:p text:style-name="P7">(aktualizace verzovacích informací (to je ale možné až po nasazení dat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extrakce RDF linků přesunout do kapitoly o nasazení (a publikaci?) dat</text:p>
            </text:list-item>
            <text:list-item>
              <text:p text:style-name="P7">extrakce RDF:</text:p>
              <text:list>
                <text:list-item>
                  <text:p text:style-name="P7">odstranit módy extrakce a typy extrahovaných entit</text:p>
                </text:list-item>
                <text:list-item>
                  <text:p text:style-name="P7">extrakční skripty pro RÚIAN, útvary a trestné činy zvlášť, ne společné</text:p>
                </text:list-item>
                <text:list-item>
                  <text:p text:style-name="P7">neuvádět implementační podrobnosti pro extrakční skripty</text:p>
                </text:list-item>
                <text:list-item>
                  <text:p text:style-name="P7">mapping file:</text:p>
                  <text:list>
                    <text:list-item>
                      <text:p text:style-name="P7">generovat lze poloautomaticky: pomocí tagged values v UML modelu (viz datový model):</text:p>
                      <text:list>
                        <text:list-item>
                          <text:p text:style-name="P7">třída: definice class-map</text:p>
                        </text:list-item>
                        <text:list-item>
                          <text:p text:style-name="P7">property: definice property bridge</text:p>
                        </text:list-item>
                        <text:list-item>
                          <text:p text:style-name="P7">z příslušného XMI by pomocí XSLT šlo extrahovat výsledný mapping file</text:p>
                        </text:list-item>
                        <text:list-item>
                          <text:p text:style-name="P7">umí např. Enterprise Archit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Verzování dat</text:p>
          <text:list>
            <text:list-item>
              <text:p text:style-name="P7">motivace: plyne z požadavku na aktualizační mechanismu a snahy zachovat historii změn dat a nepoužívat vždy pouze nejnovější verzi (k čemu je to dobré: zachycení historie vývoje případu, kdy se některé údaje přepisují, např. u amnestií)</text:p>
            </text:list-item>
            <text:list-item>
              <text:p text:style-name="P7">popis: nejlépe diagram</text:p>
            </text:list-item>
            <text:list-item>
              <text:p text:style-name="P7">invarianty: U.next_version = V.id právě tehdy, když V.previous_version = U.id ,právě tehdy, když U.valid_to = V.valid_from, U.next_version is null právě tehdy, když U.valid_to = MAX_DATE</text:p>
            </text:list-item>
            <text:list-item>
              <text:p text:style-name="P7">co verzovat: to, co se aktualizuje (kriminální data, geoprostorová a další data útvarů, geoprostorová data obcí; číselníky?)</text:p>
            </text:list-item>
            <text:list-item>
              <text:p text:style-name="P7">návrh verzovacího schematu:</text:p>
              <text:list>
                <text:list-item>
                  <text:p text:style-name="P7">obecné pro všechna data:</text:p>
                  <text:list>
                    <text:list-item>
                      <text:p text:style-name="P7">identifikace entity v čase pomocí identifikátoru: diskuse možné implementace (co zvolit jako identifikátor)</text:p>
                    </text:list-item>
                    <text:list-item>
                      <text:p text:style-name="P7">časová platnost intervalem (diskuse hranic intervalu a jejich interpretace)</text:p>
                    </text:list-item>
                    <text:list-item>
                      <text:p text:style-name="P7">provázání verzí: důvody (snadný přepočet intervalu platnosti při aktualizaci)</text:p>
                    </text:list-item>
                  </text:list>
                </text:list-item>
                <text:list-item>
                  <text:p text:style-name="P7">konkrétně pro různé druhy dat:</text:p>
                  <text:list>
                    <text:list-item>
                      <text:p text:style-name="P7">kriminální data</text:p>
                    </text:list-item>
                    <text:list-item>
                      <text:p text:style-name="P7"><text:soft-page-break/>geoprostorová data útvarů</text:p>
                    </text:list-item>
                    <text:list-item>
                      <text:p text:style-name="P7">geoprostorová data obcí</text:p>
                    </text:list-item>
                  </text:list>
                </text:list-item>
              </text:list>
            </text:list-item>
            <text:list-item>
              <text:p text:style-name="P7">implementace verzovacího schematu:</text:p>
              <text:list>
                <text:list-item>
                  <text:p text:style-name="P7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7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7">ukázka práce s verzovanými daty</text:p>
            </text:list-item>
          </text:list>
        </text:list-item>
        <text:list-item>
          <text:p text:style-name="P7">Uložení a publikace datasetu:</text:p>
          <text:list>
            <text:list-item>
              <text:p text:style-name="P7">řeší nasazení (deployment) dat: způsob uložení a nasazení aplikace do úložiště</text:p>
              <text:list>
                <text:list-item>
                  <text:p text:style-name="P7">co se nasazuje: ontologie, extrahovaná data (útvary, ESSK, obce)</text:p>
                </text:list-item>
                <text:list-item>
                  <text:p text:style-name="P7">kam se nasazuje: RDF Store</text:p>
                </text:list-item>
              </text:list>
            </text:list-item>
            <text:list-item>
              <text:p text:style-name="P7">aktualizace verzovacího schematu, propojení verzí (trestné činy na útvary, útvary na obce)</text:p>
            </text:list-item>
            <text:list-item>
              <text:p text:style-name="P7">uložení a publikace:</text:p>
              <text:list>
                <text:list-item>
                  <text:p text:style-name="P7">možnosti uložení: soubory TTL a N3, přístup pomocí ARQ; RDF Store (kvůli možnosti publikace)</text:p>
                </text:list-item>
                <text:list-item>
                  <text:p text:style-name="P7">organizace dat: RDF datasety</text:p>
                  <text:list>
                    <text:list-item>
                      <text:p text:style-name="P7">jak jsou data rozdělena do RDF datasetů</text:p>
                      <text:list>
                        <text:list-item>
                          <text:p text:style-name="P7">diagram? formální popis: VOID file (umístění, ukázka)</text:p>
                        </text:list-item>
                      </text:list>
                    </text:list-item>
                    <text:list-item>
                      <text:p text:style-name="P7">konkrétní návrhy:</text:p>
                      <text:list>
                        <text:list-item>
                          <text:p text:style-name="P7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    </text:list-item>
                        <text:list-item>
                          <text:p text:style-name="P7">kriminální a geoprostorová data v hlavním datasetu, linkování na externí datasety v druhém datasetu (linksetu?)</text:p>
                        </text:list-item>
                      </text:list>
                    </text:list-item>
                  </text:list>
                </text:list-item>
                <text:list-item>
                  <text:p text:style-name="P7">organizace dat v RDF Store Virtuoso:</text:p>
                  <text:list>
                    <text:list-item>
                      <text:p text:style-name="P7">named graphs: co za data do kterého named graph</text:p>
                    </text:list-item>
                  </text:list>
                </text:list-item>
                <text:list-item>
                  <text:p text:style-name="P7">deployment dat do RDF Store</text:p>
                  <text:list>
                    <text:list-item>
                      <text:p text:style-name="P7">do Virtuoso; přenos souborů do DirsAllowed adresáře a isql load; DB Conductor</text:p>
                    </text:list-item>
                    <text:list-item>
                      <text:p text:style-name="P7">aktualizace verzovacího schematu (SPARQL UPDATE skript nad SPARQL endpointem, možné využít nástroje od Klímka, který umožní výsledky SPARQL uložit v požadovaném named grafu)</text:p>
                    </text:list-item>
                    <text:list-item>
                      <text:p text:style-name="P19"><text:span text:style-name="T1">použít </text:span>diagram<text:span text:style-name="T1">y</text:span></text:p>
                    </text:list-item>
                  </text:list>
                </text:list-item>
              </text:list>
            </text:list-item>
            <text:list-item>
              <text:p text:style-name="P7">publikace a konzumace dat:</text:p>
              <text:list>
                <text:list-item>
                  <text:p text:style-name="P7">SPARQL endpoint v RDF Store:</text:p>
                  <text:list>
                    <text:list-item>
                      <text:p text:style-name="P7"><text:soft-page-break/>jeden k dotazování se, druhý k aktualizaci dat (např. verzovacího schematu)</text:p>
                    </text:list-item>
                    <text:list-item>
                      <text:p text:style-name="P7">příklady SPARQL dotazů a jejich výsledků i s interpretací (použití defaultního a pojmenovaných grafů)</text:p>
                    </text:list-item>
                  </text:list>
                </text:list-item>
                <text:list-item>
                  <text:p text:style-name="P7">VOID file: role v procesu publikace dat (popis datasetů a jejich endpointů; VOID file umístně v jednom z několika dobře známých a doporučených umístění, aby bylo možné jej objevit); příklad využití v demo-aplikaci</text:p>
                </text:list-item>
                <text:list-item>
                  <text:p text:style-name="P7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7">Propojení Datasetu s LOD:</text:p>
          <text:list>
            <text:list-item>
              <text:p text:style-name="P19">motivace k propojov<text:span text:style-name="T1">ání datasetů, LOD </text:span>(odkaz, <text:span text:style-name="T1">diagram propojení datasetů LOD), definice propojení, <text:s/>příklady propojení (z Datasetu), využití propojení datasetů (např. linked data browsery, linked data crawling (příklady), SPARQL Federated query (DBpedia; viz využití v této práci pro získání názvu obce, příslušné k útvaru)),</text:span></text:p>
            </text:list-item>
            <text:list-item>
              <text:p text:style-name="P7">hledání linků:</text:p>
              <text:list>
                <text:list-item>
                  <text:p text:style-name="P7">metody:</text:p>
                  <text:list>
                    <text:list-item>
                      <text:p text:style-name="P7">analyticky se znalostí významu dat (uvést příklady)</text:p>
                    </text:list-item>
                    <text:list-item>
                      <text:p text:style-name="P7">(polo)automaticky (např. SILK): asi nevhodné (proč: nemám pro to využití, vše zvládám první metodou)</text:p>
                    </text:list-item>
                  </text:list>
                </text:list-item>
              </text:list>
            </text:list-item>
            <text:list-item>
              <text:p text:style-name="P7">přehled linků mezi Datasetem a LOD (high-level diagram s neformálním popisem linků):</text:p>
              <text:list>
                <text:list-item>
                  <text:p text:style-name="P19"><text:span text:style-name="T1">komentář neformálně popisuje charakter linků (odkazovaný dataset a objekt), </text:span><text:span text:style-name="T1">odkazující entity i cílové datasety (cílové entity, SPARQL endpoint, zdrojová data a další metadata)</text:span></text:p>
                </text:list-item>
              </text:list>
            </text:list-item>
            <text:list-item>
              <text:p text:style-name="P7">podrobný přehled linků:</text:p>
              <text:list>
                <text:list-item>
                  <text:p text:style-name="P7">kategorizace podle typu odkazující entity (nebo podle cílového datasetu?)</text:p>
                  <text:list>
                    <text:list-item>
                      <text:p text:style-name="P7">pro každý typ entity (trestný čin, pachatel, stát, útvar, TSK, taktická klasifikace pachatele-cizince atd.) tabulka použitých typů linků (ty samotné jsou popsány v kapitole o Ontologii): predikát, význam, příklad, cílový dataset</text:p>
                    </text:list-item>
                    <text:list-item>
                      <text:p text:style-name="P7">v rámci popisu linkování pro daný typ entity je možné stručně popsat odkazované datasety</text:p>
                    </text:list-item>
                    <text:list-item>
                      <text:p text:style-name="P7">metoda odkazování: přímo vs lokální proxy (smushing lokálních a externích entit)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extrakce </text:p>
                  <text:list>
                    <text:list-item>
                      <text:p text:style-name="P7">geoprostorová <text:span text:style-name="T2">data (ú</text:span>tvary, státy)</text:p>
                      <text:list>
                        <text:list-item>
                          <text:p text:style-name="P7">útvary:</text:p>
                          <text:list>
                            <text:list-item>
                              <text:p text:style-name="P7">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        <text:list>
                                <text:list-item>
                                  <text:p text:style-name="P7">popis RÚIAN, VDP, VFR (co za data poskytuje, která mě zajímají, <text:soft-page-break/>jak je získám, v jakém formátu)</text:p>
                                </text:list-item>
                                <text:list-item>
                                  <text:p text:style-name="P7">jak stažená RÚIAN data využiju: lokální RDF dataset s obcemi, které mají přiřazenou hranici a používají stejný identifikátor jako obce v RUIAN datasetu. Je možné je tedy pomocí SPARQL propojit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zákony (kvalifikace tr. činu, kvalifikace formy hosp. trestné činnosti, kvalifikace TSK, ustanovení zákona u úkonů v trestním řízení, ustanovení zákona u klasifikace pachatele-cizince): dataset zákonů na opendata.cz</text:p>
                      <text:list>
                        <text:list-item>
                          <text:p text:style-name="P7">možná zbytečné dělení typů RDF linků do kategorií (TSK, forma hosp. trestné činnosti, klasifikace pachatele-cizince atd.): stačilo by mít souvislý text pro linky do Datasetu zákonů a v něm popsat všechny linky</text:p>
                        </text:list-item>
                      </text:list>
                    </text:list-item>
                    <text:list-item>
                      <text:p text:style-name="P7">další: zaměstnání, pozice v zaměstnání, úroveň vzdělání, místo narození pachatele, místo pobytu pachatele (ve fázi návrhu pak zdůvodním, proč nebude implementováno)</text:p>
                    </text:list-item>
                  </text:list>
                </text:list-item>
                <text:list-item>
                  <text:p text:style-name="P7">uložení a publikace dat:</text:p>
                  <text:list>
                    <text:list-item>
                      <text:p text:style-name="P7">standardně způsobem popsaným v kapitole o uložení a publikaci dat</text:p>
                    </text:list-item>
                    <text:list-item>
                      <text:p text:style-name="P7">uložení dat: zvláštní linksety (viz VOID file; shrnutí v tabulce?)</text:p>
                    </text:list-item>
                    <text:list-item>
                      <text:p text:style-name="P7">publikace: zvláštní named grafy? (shrnutí v tabulce?)</text:p>
                    </text:list-item>
                    <text:list-item>
                      <text:p text:style-name="P7">využití?: příklady SPARQL dotazů</text:p>
                    </text:list-item>
                  </text:list>
                </text:list-item>
                <text:list-item>
                  <text:p text:style-name="P7">verzování? (např. vazba na obce)</text:p>
                  <text:list>
                    <text:list-item>
                      <text:p text:style-name="P7">linky mezi verzovanými (trestné činy, útvary) i neverzovanými (státy, číselníky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Aplikace:</text:p>
          <text:list>
            <text:list-item>
              <text:p text:style-name="P7">popsat klasické etapy vývoje SW: požadavky, analýza, návrh, implementace, nasazení, test (viz kniha o UML)</text:p>
              <text:list>
                <text:list-item>
                  <text:p text:style-name="P7">nejasnosti: popisovat současně službu i mobilní aplikaci, nebo to dělat odděleně? existence služby a požadavky na její funkcionalitu nijak nevyplývají ze zadání a požadavků na aplikaci jako celek, <text:span text:style-name="T2">slu</text:span>žba vznikne ve fázi návrhu =&gt; to nahrává popisu celé aplikace najednou</text:p>
                </text:list-item>
              </text:list>
            </text:list-item>
            <text:list-item>
              <text:p text:style-name="P7">požadavky: </text:p>
              <text:list>
                <text:list-item>
                  <text:p text:style-name="P7">vize: taková neformální směs funkčních a nefunkčních požadavků</text:p>
                </text:list-item>
                <text:list-item>
                  <text:p text:style-name="P7">analýza požadavků (funkční, nefunkční):</text:p>
                  <text:list>
                    <text:list-item>
                      <text:p text:style-name="P7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7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  <text:list-item>
                  <text:p text:style-name="P7">kam zařadit předpoklady o prostředí? (např. dostupnost připojení na Internet, dostupnost GPS, použití na území ČR atd.) chtělo by to před specifikaci vyplývajících požadavků (do analýzy požadavků nebo před ni?)</text:p>
                </text:list-item>
              </text:list>
            </text:list-item>
            <text:list-item>
              <text:p text:style-name="P7"><text:soft-page-break/>analýza:</text:p>
              <text:list>
                <text:list-item>
                  <text:p text:style-name="P7">use-case diagramy (=&gt; pokrytí funkčních požadavků)</text:p>
                  <text:list>
                    <text:list-item>
                      <text:p text:style-name="P7">identifikace (vzniká analýzou požadavků a možných uživatelů aplikace):</text:p>
                      <text:list>
                        <text:list-item>
                          <text:p text:style-name="P7">cíl: pokrývají požadavky</text:p>
                        </text:list-item>
                        <text:list-item>
                          <text:p text:style-name="P7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7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7">analýza (rozmyšlení, co je nutno k tomu, aby se daly implementovat):</text:p>
                      <text:list>
                        <text:list-item>
                          <text:p text:style-name="P7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7">co use-cases pro službu? vyplynou už zde, nebo až později (např. ve fázi návrhu aplikace...)</text:p>
                    </text:list-item>
                  </text:list>
                </text:list-item>
                <text:list-item>
                  <text:p text:style-name="P7">doménový model (vzniká analýzou use-case diagramů): hlavní třídy domény (je to aplikovatelné na moji aplikaci?)</text:p>
                </text:list-item>
                <text:list-item>
                  <text:p text:style-name="P7">pokrytí nefunkčních požadavků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</text:list>
            </text:list-item>
            <text:list-item>
              <text:p text:style-name="P7">návrh:</text:p>
              <text:list>
                <text:list-item>
                  <text:p text:style-name="P7">platforma, architektura řešení (diagram v Ilustraci 5), komponenty systému (aplikace, knihovna, služba), doménový model?, diagramy tříd, modely objektové spolupráce (např. implementace metod služby), definice ukazatelů kriminality (index, objasněnost, trend)</text:p>
                </text:list-item>
                <text:list-item>
                  <text:p text:style-name="P19">slu<text:span text:style-name="T1">žba: účel: speciálně pro aplikaci; aplikace SOA (webová služba); popis rozhraní (formálně ve WSDL, jak slovně?)</text:span></text:p>
                </text:list-item>
                <text:list-item>
                  <text:p text:style-name="P7">mobilní klient:</text:p>
                  <text:list>
                    <text:list-item>
                      <text:p text:style-name="P7">wireframe model obrazovek aplikace: u každé obrazovky je popsáno, co se na ní dá dělat a co zobrazuje; jsou popsány přechody mezi obrazovkami =&gt; tím se ušetří neformální popis funkcionality služby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popisy implementace jednotlivých komponent aplikace: služba, knihovna, mobilní aplikace</text:p>
                </text:list-item>
                <text:list-item>
                  <text:p text:style-name="P7">služba: javová JAX-WS webová služba, vývoj shora (WSDL generováno)</text:p>
                </text:list-item>
                <text:list-item>
                  <text:p text:style-name="P7">popis packages:</text:p>
                  <text:list>
                    <text:list-item>
                      <text:p text:style-name="P7">přehled všech packages:</text:p>
                      <text:list>
                        <text:list-item>
                          <text:p text:style-name="P7">jak popsat vzájemné vztahy packages?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7">popis jedné package:</text:p>
                      <text:list>
                        <text:list-item>
                          <text:p text:style-name="P7"><text:soft-page-break/>jaké služby nabízí, příklad užití tříd package? diagram tříd package, diagramy objektové spolupráce tříd package</text:p>
                        </text:list-item>
                      </text:list>
                    </text:list-item>
                    <text:list-item>
                      <text:p text:style-name="P7">problémy: uvádět plně kvalifikované, nebo zkrácené názvy package?</text:p>
                    </text:list-item>
                  </text:list>
                </text:list-item>
                <text:list-item>
                  <text:p text:style-name="P7">popis tříd:</text:p>
                  <text:list>
                    <text:list-item>
                      <text:p text:style-name="P7">nepopisovat implementaci jednotlivých tříd: je to příliš velký implementační detail, k tomu je zdroják a javadoc</text:p>
                    </text:list-item>
                    <text:list-item>
                      <text:p text:style-name="P7">stačí popsat účel a využití hlavních tříd (pomocné, např. QueryConfig, ne)</text:p>
                    </text:list-item>
                  </text:list>
                </text:list-item>
                <text:list-item>
                  <text:p text:style-name="P7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podrobněji popsat sub-package)</text:p>
                </text:list-item>
                <text:list-item>
                  <text:p text:style-name="P7">stavové diagramy: hodilo by se pro popis chování mobilní aplikace (např. přechody mezi aktivitami, nahrávání dat, reakce na změnu polohy atd.)</text:p>
                </text:list-item>
                <text:list-item>
                  <text:p text:style-name="P7">konfigurace aplikace: kam patří její popis? ne až do popisu nasazení aplikace?</text:p>
                </text:list-item>
                <text:list-item>
                  <text:p text:style-name="P7">použité knihovny: jak byly použity (kde byly uloženy v projektu, je spíše věcí deploymentu)</text:p>
                </text:list-item>
                <text:list-item>
                  <text:p text:style-name="P7">příklady:</text:p>
                  <text:list>
                    <text:list-item>
                      <text:p text:style-name="P7">volání SPARQL dotazů</text:p>
                    </text:list-item>
                    <text:list-item>
                      <text:p text:style-name="P7"><text:span text:style-name="T2">popis package: </text:span>příklad definované třídy by mohl zahrnovat i příklad jejího užití</text:p>
                    </text:list-item>
                  </text:list>
                </text:list-item>
                <text:list-item>
                  <text:p text:style-name="P7">použité vývojové prostředky: Eclipse, ADT, Subversion plugin</text:p>
                </text:list-item>
                <text:list-item>
                  <text:p text:style-name="P7">organizace vývoje:</text:p>
                  <text:list>
                    <text:list-item>
                      <text:p text:style-name="P7">popisovat projekty (struktura) pro vývoj služby, knihovny, mobilní aplikace?</text:p>
                      <text:list>
                        <text:list-item>
                          <text:p text:style-name="P7">má to smysl pro člověka, který chce vědět, jak je fyzicky organizován zdrojový kód (packages), resources (resources, assets), kde jsou uložené použité knihovny, kde lze nalézt manifest aplikace</text:p>
                        </text:list-item>
                        <text:list-item>
                          <text:p text:style-name="P7">nemá to smysl pro pochopení logiky implementace: na to stačí diagramy tříd, stavové diagramy, diagramy objektové spolupráce, use-case diagramy atd.</text:p>
                        </text:list-item>
                      </text:list>
                    </text:list-item>
                    <text:list-item>
                      <text:p text:style-name="P7">jak oddělit logický popis implementace od fyzického? Zahrnout ten fyzický do zvláštní podkapitoly, která popisuje implementaci aplikace? asi bych vůbec nepopisoval, stačí popsat artefakty v release aplikace (fáze deploymentu?)</text:p>
                    </text:list-item>
                    <text:list-item>
                      <text:p text:style-name="P7">použité vývojové prostředky (Eclipse, ADT)</text:p>
                    </text:list-item>
                  </text:list>
                </text:list-item>
              </text:list>
            </text:list-item>
            <text:list-item>
              <text:p text:style-name="P7">release:</text:p>
              <text:list>
                <text:list-item>
                  <text:p text:style-name="P7">druhy release:</text:p>
                  <text:list>
                    <text:list-item>
                      <text:p text:style-name="P7">pro testování, produkční</text:p>
                    </text:list-item>
                    <text:list-item>
                      <text:p text:style-name="P7">rozdíly v releasech: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7">forma release:</text:p>
                  <text:list>
                    <text:list-item>
                      <text:p text:style-name="P7"><text:soft-page-break/>služba: WAR pro Tomcat; <text:span text:style-name="T2">popis bal</text:span>íku (konf. soubor, deployment descriptor, skripty, knihovny)</text:p>
                    </text:list-item>
                    <text:list-item>
                      <text:p text:style-name="P7">mobilní aplikace: APK pro Android</text:p>
                    </text:list-item>
                  </text:list>
                </text:list-item>
              </text:list>
            </text:list-item>
            <text:list-item>
              <text:p text:style-name="P7">nasazení:</text:p>
              <text:list>
                <text:list-item>
                  <text:p text:style-name="P7">služba: JAX-WS webová služba jako javovský servlet na servlet containeru Tomcat</text:p>
                </text:list-item>
                <text:list-item>
                  <text:p text:style-name="P7">mobilní aplikace jako aplikace na zařízení Android s přístupem k Internetu a k poloze</text:p>
                </text:list-item>
                <text:list-item>
                  <text:p text:style-name="P7">popis konfigurace aplikace (?)</text:p>
                </text:list-item>
              </text:list>
            </text:list-item>
            <text:list-item>
              <text:p text:style-name="P7">testování:</text:p>
              <text:list>
                <text:list-item>
                  <text:p text:style-name="P7">druhy:</text:p>
                  <text:list>
                    <text:list-item>
                      <text:p text:style-name="P7">uživatelské (někdo se projede s aplikací tramvají)</text:p>
                    </text:list-item>
                    <text:list-item>
                      <text:p text:style-name="P7">vývojářské (unit testy, na testovacím zařízení se simulací poloh)</text:p>
                    </text:list-item>
                  </text:list>
                </text:list-item>
                <text:list-item>
                  <text:p text:style-name="P7">testovací zařízení: můj mobil, tátův a Láskův tablet</text:p>
                </text:list-item>
              </text:list>
            </text:list-item>
            <text:list-item>
              <text:p text:style-name="P7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7">Zhodnocení:</text:p>
          <text:list>
            <text:list-item>
              <text:p text:style-name="P7">problémy: stará neaktuální data, není zajištěna pravidelná aktualizace, neaktuální shapefile (a problém s aktualizací)</text:p>
            </text:list-item>
            <text:list-item>
              <text:p text:style-name="P7">diskuse naplnění požadavků a cílů práce: co se týká aplikace, tam jsou rozdíly v zadání a implementaci</text:p>
            </text:list-item>
            <text:list-item>
              <text:p text:style-name="P7">porovnání s existujícími pracemi (RDF datasety, aplikace)</text:p>
            </text:list-item>
            <text:list-item>
              <text:p text:style-name="P7">diskuse možných rozšíření (dataset, prostorová data, aplikace)</text:p>
            </text:list-item>
          </text:list>
        </text:list-item>
        <text:list-item>
          <text:p text:style-name="P7">přílohy: technická dokumentace (tabulky s popisy atributů v ESSK, shapefile, RÚIAN; podrobný popis extrakce a aktualizace dat, ukázky konfiguračních souborů atd.)</text:p>
          <text:list>
            <text:list-item>
              <text:p text:style-name="P7">ESSK:</text:p>
              <text:list>
                <text:list-item>
                  <text:p text:style-name="P7">popis formulářů: přiložit scany formulářů a okomentovat je (platnost formuláře a číselníků, povinnost položek (hvězdička))</text:p>
                  <text:list>
                    <text:list-item>
                      <text:p text:style-name="P7">vysvětlovat jen nejasné věci (např. nejasné zkratky: č.j.; nejasné pojmy: dílčí útoky): u některých položek je totiž návod na vyplnění (např. způsobené škody, <text:span text:style-name="T2">pr</text:span>ávní kvalifikac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seznam zkratek</text:p>
        </text:list-item>
        <text:list-item>
          <text:p text:style-name="P7">seznam tabulek a obrázků</text:p>
        </text:list-item>
        <text:list-item>
          <text:p text:style-name="P7">obsah přiloženého média</text:p>
        </text:list-item>
        <text:list-item>
          <text:p text:style-name="P7">slovníček</text:p>
        </text:list-item>
        <text:list-item>
          <text:p text:style-name="P7">seznam použité literatury</text:p>
        </text:list-item>
      </text:list>
      <text:h text:style-name="P3" text:outline-level="1"><text:soft-page-break/>Poznámky k textu práce</text:h>
      <text:h text:style-name="P2" text:outline-level="2">Celkově</text:h>
      <text:list xml:id="list4904689632438443132" text:style-name="L5">
        <text:list-item>
          <text:p text:style-name="P8">příliš</text:p>
          <text:list>
            <text:list-item>
              <text:p text:style-name="P1">obecné a abstraktní (účel je zkrátit text, ale ubere se tím na srozumitelnosti)</text:p>
              <text:list>
                <text:list-item>
                  <text:p text:style-name="P8">např.</text:p>
                  <text:list>
                    <text:list-item>
                      <text:p text:style-name="P8">popis obecné extrakce dat z CrimeSpatialDB do RDF místo speciálního popisu pro každý typ dat</text:p>
                    </text:list-item>
                    <text:list-item>
                      <text:p text:style-name="P8">"parametrizace šablon": čtenář nemusí vědet, že jsem použil šablonu (např. skriptu), důležité jsou konkrétní soubory (např. skripty)</text:p>
                    </text:list-item>
                  </text:list>
                </text:list-item>
              </text:list>
            </text:list-item>
            <text:list-item>
              <text:p text:style-name="P8">dlouhé názvy kapitol</text:p>
            </text:list-item>
            <text:list-item>
              <text:p text:style-name="P8">krátké odstavce a příliš mnoho podkapitol</text:p>
            </text:list-item>
            <text:list-item>
              <text:p text:style-name="P8">často opakovaná</text:p>
              <text:list>
                <text:list-item>
                  <text:p text:style-name="P8">slova: příslušný(á, é)</text:p>
                </text:list-item>
                <text:list-item>
                  <text:p text:style-name="P8">fráze: ...jak je popsána v...</text:p>
                </text:list-item>
              </text:list>
            </text:list-item>
            <text:list-item>
              <text:p text:style-name="P8">krkolomné názvy tabulek a obrázků: např. "Tabulka 16: Atributy útvarů PČR v shapefile pro mapu území útvarů PČR"</text:p>
            </text:list-item>
          </text:list>
        </text:list-item>
        <text:list-item>
          <text:p text:style-name="P8">nejasnosti:</text:p>
          <text:list>
            <text:list-item>
              <text:p text:style-name="P8">fráze: prostorové rozšíření, prostorová data</text:p>
            </text:list-item>
          </text:list>
        </text:list-item>
        <text:list-item>
          <text:p text:style-name="P8">nevhodná slova a fráze: data o nápadu trestné činnosti (lepší je kriminální data), zdrojové dokumenty (stačí dokumenty), členské koncepty (TODO)</text:p>
        </text:list-item>
        <text:list-item>
          <text:p text:style-name="P8">nekonzistence:</text:p>
          <text:list>
            <text:list-item>
              <text:p text:style-name="P8">pojmenování: sekce vs podkapitola</text:p>
            </text:list-item>
          </text:list>
        </text:list-item>
        <text:list-item>
          <text:p text:style-name="P8">použít více:</text:p>
          <text:list>
            <text:list-item>
              <text:p text:style-name="P8">diagramů: popis procesů (extrakce dat, aktualizace dat, publikace dat, ...)</text:p>
            </text:list-item>
            <text:list-item>
              <text:p text:style-name="P8">pseudokódu: pro popis procesů a algoritmů</text:p>
            </text:list-item>
          </text:list>
        </text:list-item>
      </text:list>
      <text:h text:style-name="P2" text:outline-level="2">Úvod</text:h>
      <text:list xml:id="list4255945848691388324" text:style-name="L6">
        <text:list-item>
          <text:p text:style-name="P9">šlo by zahrnout hrubé vymezení cílů práce (neformálně, volný text, max. jednoduchý výčet)</text:p>
        </text:list-item>
      </text:list>
      <text:h text:style-name="P2" text:outline-level="2">Cíle práce</text:h>
      <text:list xml:id="list6506481774723105021" text:style-name="L7">
        <text:list-item>
          <text:p text:style-name="P10">strukturováno do podkapitol, popisujících podrobněji požadavky na řešení: lze nahradit strukturovaným seznamem a zestručnit</text:p>
        </text:list-item>
        <text:list-item>
          <text:p text:style-name="P10">cíloví uživatelé: přesunout do úvodu?</text:p>
        </text:list-item>
        <text:list-item>
          <text:p text:style-name="P10">přínosy práce v úvodní kapitole (zamýšlené) a v závěru (reálné) (ne v požadavcích ani v analýze)</text:p>
        </text:list-item>
      </text:list>
      <text:h text:style-name="P2" text:outline-level="2"><text:soft-page-break/>Zdroje dat</text:h>
      <text:list xml:id="list750025180712662897" text:style-name="L8">
        <text:list-item>
          <text:p text:style-name="P11">zdrojové formuláře:</text:p>
          <text:list>
            <text:list-item>
              <text:p text:style-name="P11">podrobný popis všech položek do příloh</text:p>
            </text:list-item>
            <text:list-item>
              <text:p text:style-name="P11">nepoužívat pro popis položek dalších popisných prvků kromě samotných obrázků (ne šipky ukazující na části obrázku): obrázky obsahují text v češtině a jejich části jsou dostatečně jasně označené</text:p>
            </text:list-item>
          </text:list>
        </text:list-item>
      </text:list>
      <text:h text:style-name="P2" text:outline-level="2">Použité technologie</text:h>
      <text:list xml:id="list9118004370664487860" text:style-name="L9">
        <text:list-item>
          <text:p text:style-name="P12">příliš podrobné: zkrátit a část textu zahrnout do analýzy</text:p>
        </text:list-item>
      </text:list>
      <text:h text:style-name="P2" text:outline-level="2">Datový model</text:h>
      <text:list xml:id="list6697868610075752001" text:style-name="L10">
        <text:list-item>
          <text:p text:style-name="P13">index tříd a properties možná ani ne do příloh, ale rovnou online nebo na flashku</text:p>
        </text:list-item>
        <text:list-item>
          <text:p text:style-name="P13">konceptuální popis Ontologie je docela dobrý (popisuje Ontologii po logických celcích)</text:p>
        </text:list-item>
      </text:list>
      <text:h text:style-name="Heading_20_2" text:outline-level="2">Extrakce dat</text:h>
      <text:list xml:id="list3395408184131117153" text:style-name="L11">
        <text:list-item>
          <text:p text:style-name="P20">používat bash skripty? to není přenositelné (např. na Windows je nutné mít mingw nebo cygwin): nahradit např. Javou?</text:p>
        </text:list-item>
        <text:list-item>
          <text:p text:style-name="P20">odstranit obecnost, co se týká typů extrahovaných územních jednotek: budu počítat jen s obcemi a popis extrakce i extrakční skripty tak budou jednodušší a srozumitelnější</text:p>
        </text:list-item>
        <text:list-item>
          <text:p text:style-name="P20">RÚIAN: extrakce obcí z XML rovnou do RDF, ne s mezikrokem do SQL</text:p>
        </text:list-item>
        <text:list-item>
          <text:p text:style-name="P14">extrakční skripty a další nástroje: odstranit nepotřebné a lépe roztřídit do adresářů</text:p>
        </text:list-item>
      </text:list>
      <text:h text:style-name="P2" text:outline-level="2">Aplikace</text:h>
      <text:list xml:id="list3252451425485269748" text:style-name="L12">
        <text:list-item>
          <text:p text:style-name="P15">Služba: formální definice ukazatelů do sekce analýzy; chtělo by to napsat v TeXu</text:p>
        </text:list-item>
        <text:list-item>
          <text:p text:style-name="P15">celková architektura: asi nesprávně používány UML elementy (např. CrimeMonitorClient asi nesplňuje definici komponenty)</text:p>
        </text:list-item>
      </text:list>
      <text:h text:style-name="P3" text:outline-level="1">Problémy</text:h>
      <text:list xml:id="list3615642548349055955" text:style-name="L13">
        <text:list-item>
          <text:p text:style-name="P16">LaTeX:</text:p>
          <text:list>
            <text:list-item>
              <text:p text:style-name="P16">tabulky (formátovaný obsah buněk, slučování řádků, sloupců a buněk, tabulky přes více stránek: opakování záhlaví a zápatí, popisek tabulky; šířka sloupce, zalamování textu)</text:p>
            </text:list-item>
            <text:list-item>
              <text:p text:style-name="P16">seznamy</text:p>
              <text:list>
                <text:list-item>
                  <text:p text:style-name="P16">prosté výčty, definice</text:p>
                </text:list-item>
                <text:list-item>
                  <text:p text:style-name="P16">více(mnoho)úrovňové</text:p>
                </text:list-item>
              </text:list>
            </text:list-item>
            <text:list-item>
              <text:p text:style-name="P16">poznámky pod čarou, křížové a hypertextové odkazy, záložky</text:p>
            </text:list-item>
            <text:list-item>
              <text:p text:style-name="P16">obrázky</text:p>
            </text:list-item>
            <text:list-item>
              <text:p text:style-name="P16">styly písma (neproporcionální, kurzíva, tučné, podtržené)</text:p>
            </text:list-item>
            <text:list-item>
              <text:p text:style-name="P16">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21H2M49S</meta:editing-duration>
    <meta:editing-cycles>43</meta:editing-cycles>
    <meta:generator>OpenOffice/4.1.1$Win32 OpenOffice.org_project/411m6$Build-9775</meta:generator>
    <dc:date>2015-12-09T08:17:19.98</dc:date>
    <dc:creator>Tomáš Beňák</dc:creator>
    <meta:document-statistic meta:table-count="0" meta:image-count="0" meta:object-count="0" meta:page-count="14" meta:paragraph-count="349" meta:word-count="4096" meta:character-count="26836"/>
    <meta:user-defined meta:name="Info 1"/>
    <meta:user-defined meta:name="Info 2"/>
    <meta:user-defined meta:name="Info 3"/>
    <meta:user-defined meta:name="Info 4"/>
  </office:meta>
</office:document-meta>
</file>